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paragraph-rsid="002754f6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a3fcd" officeooo:paragraph-rsid="001a3fcd" style:font-weight-asian="bold" style:font-weight-complex="bold"/>
    </style:style>
    <style:style style:name="P3" style:family="paragraph" style:parent-style-name="Standard" style:list-style-name="L1">
      <style:text-properties officeooo:paragraph-rsid="001a4db9"/>
    </style:style>
    <style:style style:name="P4" style:family="paragraph" style:parent-style-name="Standard" style:list-style-name="L1">
      <style:text-properties officeooo:paragraph-rsid="0024dccf"/>
    </style:style>
    <style:style style:name="P5" style:family="paragraph" style:parent-style-name="Standard" style:list-style-name="L1">
      <style:text-properties officeooo:paragraph-rsid="001bea29"/>
    </style:style>
    <style:style style:name="P6" style:family="paragraph" style:parent-style-name="Standard" style:list-style-name="L1">
      <style:text-properties officeooo:paragraph-rsid="001c4e2b"/>
    </style:style>
    <style:style style:name="P7" style:family="paragraph" style:parent-style-name="Standard">
      <style:text-properties style:font-name="sans-serif" fo:font-size="10pt" officeooo:rsid="002218d4" officeooo:paragraph-rsid="001c4e2b" style:font-size-asian="10pt" style:font-size-complex="10pt"/>
    </style:style>
    <style:style style:name="P8" style:family="paragraph" style:parent-style-name="Standard" style:list-style-name="L2">
      <style:text-properties style:font-name="sans-serif" fo:font-size="10pt" style:text-underline-style="none" fo:font-weight="normal" officeooo:rsid="002b1fb7" officeooo:paragraph-rsid="002b1fb7" style:font-size-asian="10pt" style:font-weight-asian="normal" style:font-size-complex="10pt" style:font-weight-complex="normal"/>
    </style:style>
    <style:style style:name="P9" style:family="paragraph" style:parent-style-name="Standard" style:list-style-name="L2">
      <style:text-properties style:text-underline-style="none" fo:font-weight="normal" officeooo:paragraph-rsid="00283d43" style:font-weight-asian="normal" style:font-weight-complex="normal"/>
    </style:style>
    <style:style style:name="T1" style:family="text">
      <style:text-properties style:font-name="sans-serif" fo:font-size="10pt" officeooo:rsid="001a3fcd" style:font-size-asian="10pt" style:font-size-complex="10pt"/>
    </style:style>
    <style:style style:name="T2" style:family="text">
      <style:text-properties style:font-name="sans-serif" fo:font-size="10pt" officeooo:rsid="001b434c" style:font-size-asian="10pt" style:font-size-complex="10pt"/>
    </style:style>
    <style:style style:name="T3" style:family="text">
      <style:text-properties style:font-name="sans-serif" fo:font-size="10pt" officeooo:rsid="001bea29" style:font-size-asian="10pt" style:font-size-complex="10pt"/>
    </style:style>
    <style:style style:name="T4" style:family="text">
      <style:text-properties style:font-name="sans-serif" fo:font-size="10pt" officeooo:rsid="001c4e2b" style:font-size-asian="10pt" style:font-size-complex="10pt"/>
    </style:style>
    <style:style style:name="T5" style:family="text">
      <style:text-properties style:font-name="sans-serif" fo:font-size="10pt" officeooo:rsid="002051c7" style:font-size-asian="10pt" style:font-size-complex="10pt"/>
    </style:style>
    <style:style style:name="T6" style:family="text">
      <style:text-properties style:font-name="sans-serif" fo:font-size="10pt" officeooo:rsid="002091c6" style:font-size-asian="10pt" style:font-size-complex="10pt"/>
    </style:style>
    <style:style style:name="T7" style:family="text">
      <style:text-properties style:font-name="sans-serif" fo:font-size="10pt" officeooo:rsid="002218d4" style:font-size-asian="10pt" style:font-size-complex="10pt"/>
    </style:style>
    <style:style style:name="T8" style:family="text">
      <style:text-properties style:font-name="sans-serif" fo:font-size="10pt" officeooo:rsid="0024dccf" style:font-size-asian="10pt" style:font-size-complex="10pt"/>
    </style:style>
    <style:style style:name="T9" style:family="text">
      <style:text-properties style:font-name="sans-serif" fo:font-size="10pt" officeooo:rsid="0025bbb3" style:font-size-asian="10pt" style:font-size-complex="10pt"/>
    </style:style>
    <style:style style:name="T10" style:family="text">
      <style:text-properties style:font-name="sans-serif" fo:font-size="10pt" officeooo:rsid="002754f6" style:font-size-asian="10pt" style:font-size-complex="10pt"/>
    </style:style>
    <style:style style:name="T11" style:family="text">
      <style:text-properties style:font-name="sans-serif" fo:font-size="10pt" officeooo:rsid="00283d43" style:font-size-asian="10pt" style:font-size-complex="10pt"/>
    </style:style>
    <style:style style:name="T12" style:family="text">
      <style:text-properties style:font-name="sans-serif" fo:font-size="10pt" officeooo:rsid="0029b35a" style:font-size-asian="10pt" style:font-size-complex="10pt"/>
    </style:style>
    <style:style style:name="T13" style:family="text">
      <style:text-properties style:font-name="sans-serif" fo:font-size="10pt" style:text-underline-style="none" fo:font-weight="normal" officeooo:rsid="001a3fcd" style:font-size-asian="10pt" style:font-weight-asian="normal" style:font-size-complex="10pt" style:font-weight-complex="normal"/>
    </style:style>
    <style:style style:name="T14" style:family="text">
      <style:text-properties style:text-underline-style="none" fo:font-weight="normal" officeooo:rsid="001a3fcd" style:font-weight-asian="normal" style:font-weight-complex="normal"/>
    </style:style>
    <style:style style:name="T15" style:family="text">
      <style:text-properties style:text-underline-style="none" fo:font-weight="normal" officeooo:rsid="001a4db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otkits:</text:p>
      <text:p text:style-name="P2"/>
      <text:list xml:id="list7013596723868088116" text:style-name="L1">
        <text:list-item>
          <text:p text:style-name="P3"><text:span text:style-name="T14">User Mode - <text:s/></text:span><text:span text:style-name="T15">Can replace any loaded class (Such as webView browser class).</text:span></text:p>
          <text:p text:style-name="P3"><text:span text:style-name="T15"><text:s/>Assumes root, replaces zygote by opening a different socket, loads hook class.</text:span><text:span text:style-name="T14"> (</text:span><text:a xlink:type="simple" xlink:href="https://media.blackhat.com/bh-ad-11/Oi/bh-ad-11-Oi-Android_Rootkit-Slides.pdf"><text:span text:style-name="T13">https://media.blackhat.com/bh-ad-11/Oi/bh-ad-11-Oi-Android_Rootkit-Slides.pdf</text:span></text:a><text:span text:style-name="T1">)</text:span></text:p>
        </text:list-item>
        <text:list-item>
          <text:p text:style-name="P4"><text:span text:style-name="T2">Assumes loaded kernel module </text:span><text:span text:style-name="T9">-</text:span><text:span text:style-name="T2"> replaces system calls.(</text:span><text:a xlink:type="simple" xlink:href="http://www.phrack.org/issues.html?id=6&amp;issue=68"><text:span text:style-name="T2">http://www.phrack.org/issues.html?id=6&amp;issue=68</text:span></text:a></text:p>
          <text:p text:style-name="P4"><text:span text:style-name="T8">http://www.defcon.org/images/defcon-18/dc-18-presentations/Trustwave-Spiderlabs/DEFCON-18-Trustwave-Spiderlabs-Android-Rootkit.pdf</text:span><text:span text:style-name="T2">)</text:span></text:p>
        </text:list-item>
        <text:list-item>
          <text:p text:style-name="P5"><text:span text:style-name="T3"><text:s/></text:span><text:span text:style-name="T4">Assumes root </text:span><text:span text:style-name="T9">- </text:span><text:span text:style-name="T4">th</text:span><text:span text:style-name="T5">e</text:span><text:span text:style-name="T4">n install</text:span><text:span text:style-name="T6">s</text:span><text:span text:style-name="T4"> other packages which run without the user knowing in the background (Such as connecting to a remote server and executing commands [bot] or sending personal info).</text:span></text:p>
          <text:p text:style-name="P6"><text:span text:style-name="T4">(</text:span><text:span text:style-name="T7">alot</text:span><text:span text:style-name="T4"> of these – </text:span><text:a xlink:type="simple" xlink:href="http://contagiodump.blogspot.co.il/2011/03/take-sample-leave-sample-mobile-malware.html"><text:span text:style-name="T4">http://contagiodump.blogspot.co.il/2011/03/take-sample-leave-sample-mobile-malware.html</text:span></text:a><text:span text:style-name="T4">, </text:span><text:span text:style-name="T7">the rest of these are based on human interaction to give the the apps permissions).</text:span></text:p>
        </text:list-item>
      </text:list>
      <text:p text:style-name="P7"/>
      <text:p text:style-name="P7"/>
      <text:p text:style-name="P1"><text:span text:style-name="T10">Data Attacked </text:span><text:span text:style-name="T12">by Me</text:span><text:span text:style-name="T10">:</text:span></text:p>
      <text:list xml:id="list3277041189585554565" text:style-name="L2">
        <text:list-item>
          <text:p text:style-name="P9"><text:span text:style-name="T10">sys_call_tab - /media/data/AndroidKernel/goldfish/arch/arm/kernel/</text:span><text:span text:style-name="T11">entry-common.S</text:span></text:p>
        </text:list-item>
        <text:list-item>
          <text:p text:style-name="P8">uid - /media/data/AndroidKernel/goldfish/include/linux/sched.h line 1246</text:p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on Palombo</meta:initial-creator>
    <meta:creation-date>2013-05-26T09:24:44</meta:creation-date>
    <dc:date>2013-06-17T11:33:53</dc:date>
    <dc:creator>Alon Palombo</dc:creator>
    <meta:editing-duration>P1DT5H36M52S</meta:editing-duration>
    <meta:editing-cycles>19</meta:editing-cycles>
    <meta:generator>LibreOffice/4.0.2.2$Linux_X86_64 LibreOffice_project/400m0$Build-2</meta:generator>
    <meta:document-statistic meta:table-count="0" meta:image-count="0" meta:object-count="0" meta:page-count="1" meta:paragraph-count="11" meta:word-count="107" meta:character-count="1036" meta:non-whitespace-character-count="944"/>
  </office:meta>
</office:document-meta>
</file>